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925in" table:align="margins"/>
    </style:style>
    <style:style style:name="Table0.A" style:family="table-column">
      <style:table-column-properties style:column-width="0.5958in" style:rel-column-width="5637*"/>
    </style:style>
    <style:style style:name="Table0.B" style:family="table-column">
      <style:table-column-properties style:column-width="0.3722in" style:rel-column-width="3523*"/>
    </style:style>
    <style:style style:name="Table0.M" style:family="table-column">
      <style:table-column-properties style:column-width="0.4472in" style:rel-column-width="4233*"/>
    </style:style>
    <style:style style:name="Table0.1" style:family="table-row">
      <style:table-row-properties fo:keep-together="auto"/>
    </style:style>
    <style:style style:name="Table0.A1" style:family="table-cell">
      <style:table-cell-properties fo:padding="0.0382in" fo:border="none"/>
    </style:style>
    <style:style style:name="Table1" style:family="table">
      <style:table-properties style:width="6.8688in" fo:margin-left="0.0563in" table:align="left"/>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1" style:family="table-row">
      <style:table-row-properties fo:keep-together="auto"/>
    </style:style>
    <style:style style:name="Table1.A1" style:family="table-cell">
      <style:table-cell-properties fo:padding="0.0382in" fo:border="none"/>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9"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10"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1"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2"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13"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14"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1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P1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1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paragraph-rsid="000b165c" style:font-name-asian="Liberation Serif1" style:font-size-asian="12pt" style:font-name-complex="Liberation Serif1" style:font-size-complex="12pt"/>
    </style:style>
    <style:style style:name="P18" style:family="paragraph" style:parent-style-name="Standard">
      <style:paragraph-properties fo:margin-left="0in" fo:margin-right="0in" fo:text-align="start" style:justify-single-word="false" fo:text-indent="0in" style:auto-text-indent="false" fo:break-before="page" style:writing-mode="lr-tb"/>
      <style:text-properties style:font-name="Liberation Serif1" fo:font-size="12pt" style:font-name-asian="Liberation Serif1" style:font-size-asian="12pt" style:font-name-complex="Liberation Serif1" style:font-size-complex="12pt"/>
    </style:style>
    <style:style style:name="P19" style:family="paragraph" style:parent-style-name="Standard" style:master-page-name="Page_20_Style_20_1">
      <style:paragraph-properties fo:text-align="start" style:justify-single-word="false" style:page-number="auto" fo:break-before="page"/>
    </style:style>
    <style:style style:name="P20"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1"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2" style:family="paragraph" style:parent-style-name="Standard" style:list-style-name="L3">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3" style:family="paragraph" style:parent-style-name="Standard" style:list-style-name="L3">
      <style:paragraph-properties fo:text-align="start" style:justify-single-word="false" style:writing-mode="lr-tb"/>
      <style:text-properties fo:color="#000000" style:font-name="Liberation Serif1" fo:font-size="12pt" officeooo:paragraph-rsid="002a4e63" style:font-name-asian="Liberation Serif1" style:font-size-asian="12pt" style:font-name-complex="Liberation Serif1" style:font-size-complex="12pt"/>
    </style:style>
    <style:style style:name="P24" style:family="paragraph" style:parent-style-name="Standard" style:list-style-name="L4">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5" style:family="paragraph" style:parent-style-name="Standard" style:list-style-name="L4">
      <style:paragraph-properties fo:text-align="start" style:justify-single-word="false" style:writing-mode="lr-tb"/>
      <style:text-properties fo:color="#000000" style:font-name="Liberation Serif1" fo:font-size="12pt" officeooo:paragraph-rsid="00089afa" style:font-name-asian="Liberation Serif1" style:font-size-asian="12pt" style:font-name-complex="Liberation Serif1" style:font-size-complex="12pt"/>
    </style:style>
    <style:style style:name="P26" style:family="paragraph" style:parent-style-name="Standard" style:list-style-name="L5">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7" style:family="paragraph" style:parent-style-name="Standard" style:list-style-name="L5">
      <style:paragraph-properties fo:text-align="start" style:justify-single-word="false" style:writing-mode="lr-tb"/>
      <style:text-properties fo:color="#000000" style:font-name="Liberation Serif1" fo:font-size="12pt" officeooo:paragraph-rsid="002d54bf" style:font-name-asian="Liberation Serif1" style:font-size-asian="12pt" style:font-name-complex="Liberation Serif1" style:font-size-complex="12pt"/>
    </style:style>
    <style:style style:name="P28"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9" style:family="paragraph" style:parent-style-name="Standard" style:list-style-name="">
      <style:paragraph-properties fo:text-align="start" style:justify-single-word="false" style:writing-mode="lr-tb"/>
      <style:text-properties fo:color="#000000" style:font-name="Liberation Serif1" fo:font-size="12pt" officeooo:paragraph-rsid="002a4e63" style:font-name-asian="Liberation Serif1" style:font-size-asian="12pt" style:font-name-complex="Liberation Serif1" style:font-size-complex="12pt"/>
    </style:style>
    <style:style style:name="P30"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31"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7c496" style:font-name-asian="Liberation Serif1" style:font-size-asian="12pt" style:font-name-complex="Liberation Serif1" style:font-size-complex="12pt"/>
    </style:style>
    <style:style style:name="P32"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972bd" style:font-name-asian="Liberation Serif1" style:font-size-asian="12pt" style:font-name-complex="Liberation Serif1" style:font-size-complex="12pt"/>
    </style:style>
    <style:style style:name="P33"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a4e63" style:font-name-asian="Liberation Serif1" style:font-size-asian="12pt" style:font-name-complex="Liberation Serif1" style:font-size-complex="12pt"/>
    </style:style>
    <style:style style:name="P34"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b7460" style:font-name-asian="Liberation Serif1" style:font-size-asian="12pt" style:font-name-complex="Liberation Serif1" style:font-size-complex="12pt"/>
    </style:style>
    <style:style style:name="P35"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36"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37"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e270b" style:font-name-asian="Liberation Serif1" style:font-size-asian="12pt" style:font-name-complex="Liberation Serif1" style:font-size-complex="12pt"/>
    </style:style>
    <style:style style:name="P38"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f798d" style:font-name-asian="Liberation Serif1" style:font-size-asian="12pt" style:font-name-complex="Liberation Serif1" style:font-size-complex="12pt"/>
    </style:style>
    <style:style style:name="P39"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304c8c" style:font-name-asian="Liberation Serif1" style:font-size-asian="12pt" style:font-name-complex="Liberation Serif1" style:font-size-complex="12pt"/>
    </style:style>
    <style:style style:name="P40"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1"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2"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43"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44"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45"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46"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125c75" officeooo:paragraph-rsid="00122ee1" style:font-name-asian="Liberation Serif1" style:font-size-asian="12pt" style:font-name-complex="Liberation Serif1" style:font-size-complex="12pt"/>
    </style:style>
    <style:style style:name="P47"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16b168" officeooo:paragraph-rsid="00122ee1" style:font-name-asian="Liberation Serif1" style:font-size-asian="12pt" style:font-name-complex="Liberation Serif1" style:font-size-complex="12pt"/>
    </style:style>
    <style:style style:name="P48"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16b168" style:font-name-asian="Liberation Serif1" style:font-size-asian="12pt" style:font-weight-asian="bold" style:font-name-complex="Liberation Serif1" style:font-size-complex="12pt" style:font-weight-complex="bold"/>
    </style:style>
    <style:style style:name="P4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0" style:family="paragraph" style:parent-style-name="Standard">
      <style:paragraph-properties fo:margin-left="0in" fo:margin-right="0in" fo:text-align="start" style:justify-single-word="false" fo:text-indent="0in" style:auto-text-indent="false" style:writing-mode="lr-tb"/>
      <style:text-properties officeooo:rsid="0016b168" officeooo:paragraph-rsid="0016b168"/>
    </style:style>
    <style:style style:name="P51"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2"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53"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54" style:family="paragraph" style:parent-style-name="Standard">
      <style:paragraph-properties fo:text-align="start" style:justify-single-word="false" fo:break-before="pag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5" style:family="paragraph" style:parent-style-name="Standard">
      <style:paragraph-properties fo:text-align="start" style:justify-single-word="false" fo:break-before="page" style:writing-mode="lr-tb"/>
    </style:style>
    <style:style style:name="P56" style:family="paragraph" style:parent-style-name="Standard">
      <style:paragraph-properties fo:text-align="start" style:justify-single-word="false" fo:break-before="page"/>
    </style:style>
    <style:style style:name="P57" style:family="paragraph" style:parent-style-name="Table_20_Contents">
      <style:paragraph-properties fo:text-align="center" style:justify-single-word="false"/>
      <style:text-properties style:font-name="Liberation Serif1" fo:font-size="12pt" officeooo:rsid="000f65dd" officeooo:paragraph-rsid="000f65dd" style:font-name-asian="Liberation Serif1" style:font-size-asian="12pt" style:font-name-complex="Liberation Serif1" style:font-size-complex="12pt"/>
    </style:style>
    <style:style style:name="P58"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59" style:family="paragraph" style:parent-style-name="Table_20_Contents">
      <style:paragraph-properties fo:text-align="center" style:justify-single-word="false"/>
      <style:text-properties style:font-name="Liberation Serif1" fo:font-size="12pt" officeooo:rsid="00114f23" officeooo:paragraph-rsid="00114f23" style:font-name-asian="Liberation Serif1" style:font-size-asian="12pt" style:font-name-complex="Liberation Serif1" style:font-size-complex="12pt"/>
    </style:style>
    <style:style style:name="P60" style:family="paragraph" style:parent-style-name="Table_20_Contents">
      <style:paragraph-properties fo:text-align="center" style:justify-single-word="false"/>
      <style:text-properties style:font-name="Liberation Serif1" fo:font-size="12pt" officeooo:paragraph-rsid="002369bf" style:font-name-asian="Liberation Serif1" style:font-size-asian="12pt" style:font-name-complex="Liberation Serif1" style:font-size-complex="12pt"/>
    </style:style>
    <style:style style:name="P61"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62"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63"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64" style:family="paragraph" style:parent-style-name="Table_20_Contents">
      <style:paragraph-properties fo:text-align="start"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65"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6" style:family="text">
      <style:text-properties fo:font-weight="bold" style:font-weight-asian="bold" style:font-weight-complex="bold"/>
    </style:style>
    <style:style style:name="T7" style:family="text">
      <style:text-properties fo:font-weight="bold" officeooo:rsid="000b165c" style:font-weight-asian="bold" style:font-weight-complex="bold"/>
    </style:style>
    <style:style style:name="T8" style:family="text">
      <style:text-properties officeooo:rsid="00089afa"/>
    </style:style>
    <style:style style:name="T9" style:family="text">
      <style:text-properties officeooo:rsid="000b165c"/>
    </style:style>
    <style:style style:name="T10" style:family="text">
      <style:text-properties officeooo:rsid="000dcec0"/>
    </style:style>
    <style:style style:name="T11" style:family="text">
      <style:text-properties officeooo:rsid="002369bf"/>
    </style:style>
    <style:style style:name="T12" style:family="text">
      <style:text-properties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T13" style:family="text">
      <style:text-properties officeooo:rsid="0027a21a"/>
    </style:style>
    <style:style style:name="T14" style:family="text">
      <style:text-properties officeooo:rsid="002972bd"/>
    </style:style>
    <style:style style:name="T15" style:family="text">
      <style:text-properties officeooo:rsid="002a4e63"/>
    </style:style>
    <style:style style:name="T16"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7" style:family="text">
      <style:text-properties officeooo:rsid="002b7460"/>
    </style:style>
    <style:style style:name="T18" style:family="text">
      <style:text-properties officeooo:rsid="002d2971"/>
    </style:style>
    <style:style style:name="T19" style:family="text">
      <style:text-properties officeooo:rsid="002d54bf"/>
    </style:style>
    <style:style style:name="T20" style:family="text">
      <style:text-properties officeooo:rsid="002e270b"/>
    </style:style>
    <style:style style:name="T21" style:family="text">
      <style:text-properties officeooo:rsid="002f798d"/>
    </style:style>
    <style:style style:name="T22" style:family="text">
      <style:text-properties officeooo:rsid="00304c8c"/>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10"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fo:text-align="center">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bullet-char="•">
        <style:list-level-properties text:list-level-position-and-space-mode="label-alignment">
          <style:list-level-label-alignment text:label-followed-by="space"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Star – Game (working title)</text:p>
      <text:p text:style-name="P2"/>
      <text:p text:style-name="P2"/>
      <text:p text:style-name="P4">About</text:p>
      <text:p text:style-name="P5">(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5"/>
      <text:p text:style-name="P6">Stage 1</text:p>
      <text:p text:style-name="P5">This stage will be to learn how to work within the Godot Game Engine. <text:s/>The finished result will be an advanced asteroids game with:</text:p>
      <text:list xml:id="list3900090123535835672" text:style-name="L1">
        <text:list-item>
          <text:p text:style-name="P20">Multiple maps that can be bigger than the screen</text:p>
        </text:list-item>
        <text:list-item>
          <text:p text:style-name="P20">A Wrap Around illusion <text:s/>that shows the other side(s) of the map while at the edges and shows where objects on the other side of the map are with the goal of being able to hit them in the future.</text:p>
        </text:list-item>
        <text:list-item>
          <text:p text:style-name="P20">Introduction of all three races to give more challenge than just shooting asteroids</text:p>
        </text:list-item>
        <text:list-item>
          <text:p text:style-name="P20">dialogue and possibly missions for the player's race</text:p>
        </text:list-item>
        <text:list-item>
          <text:p text:style-name="P20">(undetermined, more likely for later stage): perhaps the ability to select race at the beginning of campaign.</text:p>
        </text:list-item>
        <text:list-item>
          <text:p text:style-name="P20">Player character that is advanceable in customizable areas of power, <text:s/>weapon choices, and perhaps ships (maybe not in this stage)</text:p>
        </text:list-item>
      </text:list>
      <text:p text:style-name="P5"/>
      <text:p text:style-name="P6">Stage 2</text:p>
      <text:p text:style-name="P5">The goals of this stage are not yet determined. Possibilities include adding side-view areas and mechanics and network play to allow for more advancement into the story and project.</text:p>
      <text:p text:style-name="P2"/>
      <text:p text:style-name="P2"/>
      <text:p text:style-name="P1"/>
      <text:p text:style-name="P2"/>
      <text:p text:style-name="P2"/>
      <text:p text:style-name="P4">Types of Objects</text:p>
      <text:p text:style-name="P5">In the world of this game there are 3 types of objects</text:p>
      <text:p text:style-name="P6"/>
      <text:list xml:id="list8379147682374637119" text:style-name="L2">
        <text:list-item>
          <text:p text:style-name="P40">Areas</text:p>
          <text:list>
            <text:list-item>
              <text:p text:style-name="P21">Planets – (undetermined size), round, varies</text:p>
              <text:list>
                <text:list-item>
                  <text:p text:style-name="P21">Generally neutral entities that ownership will be marked by a space station orbiting it</text:p>
                  <text:list>
                    <text:list-item>
                      <text:p text:style-name="P21">Accumulates Military population</text:p>
                    </text:list-item>
                    <text:list-item>
                      <text:p text:style-name="P21">Space station spawns when (undecided Satellite crew population x2 is reached)</text:p>
                    </text:list-item>
                    <text:list-item>
                      <text:p text:style-name="P21">Also spawns Race-options for every x Military population to protect planet and space station</text:p>
                    </text:list-item>
                  </text:list>
                </text:list-item>
                <text:list-item>
                  <text:p text:style-name="P21">Military Population determines how many and what ships can spawn</text:p>
                  <text:list>
                    <text:list-item>
                      <text:p text:style-name="P21">Big Ship crew – undecided</text:p>
                    </text:list-item>
                    <text:list-item>
                      <text:p text:style-name="P21">Mid-size Ship crew – undecided</text:p>
                    </text:list-item>
                    <text:list-item>
                      <text:p text:style-name="P21">Small Ship crew – 1-(depending on race and small ship type)</text:p>
                    </text:list-item>
                  </text:list>
                </text:list-item>
              </text:list>
            </text:list-item>
            <text:list-item>
              <text:p text:style-name="P21">Space Stations – (256x256), shape and color to be determined by race</text:p>
              <text:list>
                <text:list-item>
                  <text:p text:style-name="P21">Spawn points for Race ships</text:p>
                </text:list-item>
                <text:list-item>
                  <text:p text:style-name="P21">Communicate with ships to provide missions and such</text:p>
                </text:list-item>
                <text:list-item>
                  <text:p text:style-name="P21">Facilitate ship improvements for player (how as yet still undetermined)</text:p>
                </text:list-item>
              </text:list>
            </text:list-item>
            <text:list-item>
              <text:p text:style-name="P21">Pickups/Drops – (32x32), undetermined shapes, varies</text:p>
              <text:list>
                <text:list-item>
                  <text:p text:style-name="P21">Give replenishment</text:p>
                </text:list-item>
                <text:list-item>
                  <text:p text:style-name="P21">Provide ability for upgrades (how still undetermined)</text:p>
                </text:list-item>
                <text:list-item>
                  <text:p text:style-name="P21">provide weapon choices (how still undetermined)</text:p>
                </text:list-item>
              </text:list>
            </text:list-item>
          </text:list>
        </text:list-item>
        <text:list-item>
          <text:p text:style-name="P40">Ships</text:p>
          <text:list>
            <text:list-item>
              <text:p text:style-name="P21">Big Ships – (128x128), varies, determined by race</text:p>
              <text:list>
                <text:list-item>
                  <text:p text:style-name="P21">Cannot land or go to side-view maps</text:p>
                </text:list-item>
                <text:list-item>
                  <text:p text:style-name="P21">undetermined if playable yet</text:p>
                </text:list-item>
              </text:list>
            </text:list-item>
            <text:list-item>
              <text:p text:style-name="P21">Mid-size Ships – (96x96), varies, determined by race</text:p>
              <text:list>
                <text:list-item>
                  <text:p text:style-name="P21">Cannot actively land – may be used as bosses on side-view maps</text:p>
                </text:list-item>
                <text:list-item>
                  <text:p text:style-name="P21">undetermined if playable yet</text:p>
                </text:list-item>
              </text:list>
            </text:list-item>
            <text:list-item>
              <text:p text:style-name="P21">Small Ships (64x64), varies, determined by race</text:p>
              <text:list>
                <text:list-item>
                  <text:p text:style-name="P21">Can actively land. Used to play on side-view maps.</text:p>
                </text:list-item>
                <text:list-item>
                  <text:p text:style-name="P21">Playable (at least one of one race in stage 1)</text:p>
                </text:list-item>
              </text:list>
            </text:list-item>
          </text:list>
        </text:list-item>
        <text:list-item>
          <text:p text:style-name="P40">Ship-Satellite (option)</text:p>
          <text:list>
            <text:list-item>
              <text:p text:style-name="P21">Race option – undecided, determined by race, determined by race</text:p>
              <text:list>
                <text:list-item>
                  <text:p text:style-name="P21">Ability determined by race</text:p>
                </text:list-item>
                <text:list-item>
                  <text:p text:style-name="P21">Used to help protect space stations, Planets, and Big Ships (undetermined if used with smaller vessels.<text:span text:style-name="T13">)</text:span></text:p>
                </text:list-item>
                <text:list-item>
                  <text:p text:style-name="P21">Undecided</text:p>
                </text:list-item>
              </text:list>
            </text:list-item>
          </text:list>
        </text:list-item>
      </text:list>
      <text:p text:style-name="P2"/>
      <text:p text:style-name="P2"/>
      <text:p text:style-name="P1"><text:span text:style-name="T16">Race Information</text:span></text:p>
      <text:p text:style-name="P2"/>
      <text:p text:style-name="P2"><text:span text:style-name="T6">Race:</text:span> Terran</text:p>
      <text:p text:style-name="P2"><text:span text:style-name="T7">Main Attribute</text:span><text:span text:style-name="T6">:</text:span> Speed <text:span text:style-name="T9">(See Appendix A)</text:span></text:p>
      <text:p text:style-name="P2"><text:span text:style-name="T6">Color:</text:span> Blue</text:p>
      <text:p text:style-name="P7">Space Station Shape: circle-ish</text:p>
      <text:p text:style-name="P7">Race Ship-Satellite (Option): Shooting Satellite</text:p>
      <text:p text:style-name="P2"><text:span text:style-name="T6">Race story:</text:span> pending</text:p>
      <text:p text:style-name="P7">Ship Types:</text:p>
      <text:list xml:id="list7500177282200782086" text:style-name="L3">
        <text:list-item>
          <text:p text:style-name="P22">Big Ships</text:p>
          <text:list>
            <text:list-item>
              <text:p text:style-name="P22">Warship</text:p>
              <text:list>
                <text:list-item>
                  <text:p text:style-name="P32">weapons(main – pwr): (<text:span text:style-name="T14">8</text:span> bonus slots) – undecided what that means other than high</text:p>
                </text:list-item>
                <text:list-item>
                  <text:p text:style-name="P32">hull plating(main – def): (<text:span text:style-name="T14">4</text:span> bonus slot<text:span text:style-name="T19">s</text:span>) – undecided what that means other than <text:span text:style-name="T18">average</text:span></text:p>
                </text:list-item>
                <text:list-item>
                  <text:p text:style-name="P32">thrusters(main – spd): (<text:span text:style-name="T14">3</text:span> bonus slots) – undecided what that means other than <text:span text:style-name="T15">low</text:span></text:p>
                </text:list-item>
                <text:list-item>
                  <text:p text:style-name="P32">auto defense system(hybrid – pwr, def) – undecided what that means other than <text:span text:style-name="T18">average?</text:span> and automatic</text:p>
                </text:list-item>
                <text:list-item>
                  <text:p text:style-name="P32">energy collection(hybrid – def, spd) – undecided what that means other than <text:span text:style-name="T14">low?</text:span> and automatic</text:p>
                </text:list-item>
                <text:list-item>
                  <text:p text:style-name="P32">auto repair system (hybrid – pwr, spd) – undecided what that means other than <text:span text:style-name="T15">average?</text:span> and automatic</text:p>
                </text:list-item>
              </text:list>
            </text:list-item>
            <text:list-item>
              <text:p text:style-name="P22">Carrier</text:p>
              <text:list>
                <text:list-item>
                  <text:p text:style-name="P32">weapons(main – pwr): (2 bonus slots) – undecided what that means other than low</text:p>
                </text:list-item>
                <text:list-item>
                  <text:p text:style-name="P32">hull plating(main – def): (<text:span text:style-name="T14">7</text:span> bonus slot<text:span text:style-name="T19">s</text:span>) – undecided what that means other than <text:span text:style-name="T14">high</text:span></text:p>
                </text:list-item>
                <text:list-item>
                  <text:p text:style-name="P32">thrusters(main – spd): (<text:span text:style-name="T14">6</text:span> bonus slots) – undecided what that means other than <text:span text:style-name="T14">average</text:span></text:p>
                </text:list-item>
                <text:list-item>
                  <text:p text:style-name="P32">auto defense system(hybrid – pwr, def) – undecided what that means other than <text:span text:style-name="T14">average?</text:span> and automatic</text:p>
                </text:list-item>
                <text:list-item>
                  <text:p text:style-name="P32">energy collection(hybrid – def, spd) – undecided what that means other than high? and automatic</text:p>
                </text:list-item>
                <text:list-item>
                  <text:p text:style-name="P32">auto repair system (hybrid – pwr, spd) – undecided what that means other than average? and automatic</text:p>
                </text:list-item>
              </text:list>
            </text:list-item>
            <text:list-item>
              <text:p text:style-name="P22">Battle Cruiser</text:p>
              <text:list>
                <text:list-item>
                  <text:p text:style-name="P32">weapons(main – pwr): (<text:span text:style-name="T14">5</text:span> bonus slots) – undecided what that means other than average</text:p>
                </text:list-item>
                <text:list-item>
                  <text:p text:style-name="P32">hull plating(main – def): (1 bonus slot<text:span text:style-name="T19">s</text:span>) – undecided what that means other than <text:span text:style-name="T14">super </text:span>low</text:p>
                </text:list-item>
                <text:list-item>
                  <text:p text:style-name="P32">thrusters(main – spd): (<text:span text:style-name="T14">9</text:span> bonus slots) – undecided what that means other than <text:span text:style-name="T14">super </text:span>high</text:p>
                </text:list-item>
                <text:list-item>
                  <text:p text:style-name="P32">auto defense system(hybrid – pwr, def) – undecided what that means other than low and automatic</text:p>
                </text:list-item>
                <text:list-item>
                  <text:p text:style-name="P32">energy collection(hybrid – def, spd) – undecided what that means other than average and automatic</text:p>
                </text:list-item>
                <text:list-item>
                  <text:p text:style-name="P32">auto repair system (hybrid – pwr, spd) – undecided what that means other than high and automatic</text:p>
                </text:list-item>
              </text:list>
            </text:list-item>
          </text:list>
        </text:list-item>
      </text:list>
      <text:p text:style-name="P29"/>
      <text:p text:style-name="P51">Race Information (continued)</text:p>
      <text:p text:style-name="P42"/>
      <text:list xml:id="list15552638884118" text:continue-numbering="true" text:style-name="L3">
        <text:list-item>
          <text:p text:style-name="P23">Mid-size Ships</text:p>
          <text:list>
            <text:list-item>
              <text:p text:style-name="P22">Light Cruiser</text:p>
              <text:list>
                <text:list-item>
                  <text:p text:style-name="P32">weapons(main – pwr): (<text:span text:style-name="T14">6</text:span> bonus slots) – undecided what that means other than high</text:p>
                </text:list-item>
                <text:list-item>
                  <text:p text:style-name="P32">hull plating(main – def): (<text:span text:style-name="T14">3</text:span> bonus slot<text:span text:style-name="T19">s</text:span>) – undecided what that means other than <text:span text:style-name="T18">average</text:span></text:p>
                </text:list-item>
                <text:list-item>
                  <text:p text:style-name="P32">thrusters(main – spd): (<text:span text:style-name="T14">3</text:span> bonus slots) – undecided what that means other than <text:span text:style-name="T18">average</text:span></text:p>
                </text:list-item>
                <text:list-item>
                  <text:p text:style-name="P32">auto defense system(hybrid – pwr, def) – undecided what that means other than <text:span text:style-name="T14">average?</text:span> and automatic</text:p>
                </text:list-item>
                <text:list-item>
                  <text:p text:style-name="P32">energy collection(hybrid – def, spd) – undecided what that means other than <text:span text:style-name="T14">low?</text:span> and automatic</text:p>
                </text:list-item>
                <text:list-item>
                  <text:p text:style-name="P32">auto repair system (hybrid – pwr, spd) – undecided what that means other than <text:span text:style-name="T14">average?</text:span> and automatic</text:p>
                </text:list-item>
              </text:list>
            </text:list-item>
            <text:list-item>
              <text:p text:style-name="P22">Support Frigate</text:p>
              <text:list>
                <text:list-item>
                  <text:p text:style-name="P32">weapons(main – pwr): (2 bonus slots) – undecided what that means other than low</text:p>
                </text:list-item>
                <text:list-item>
                  <text:p text:style-name="P32">hull plating(main – def): (<text:span text:style-name="T14">5</text:span> bonus slot<text:span text:style-name="T19">s</text:span>) – undecided what that means other than average</text:p>
                </text:list-item>
                <text:list-item>
                  <text:p text:style-name="P32">thrusters(main – spd): (<text:span text:style-name="T14">5</text:span> bonus slots) – undecided what that means other than <text:span text:style-name="T14">average</text:span></text:p>
                </text:list-item>
                <text:list-item>
                  <text:p text:style-name="P32">auto defense system(hybrid – pwr, def) – undecided what that means other than low? and automatic</text:p>
                </text:list-item>
                <text:list-item>
                  <text:p text:style-name="P32">energy collection(hybrid – def, spd) – undecided what that means other than <text:span text:style-name="T14">average?</text:span> and automatic</text:p>
                </text:list-item>
                <text:list-item>
                  <text:p text:style-name="P32">auto repair system (hybrid – pwr, spd) – undecided what that means other than average? and automatic</text:p>
                </text:list-item>
              </text:list>
            </text:list-item>
            <text:list-item>
              <text:p text:style-name="P22">Corvette</text:p>
              <text:list>
                <text:list-item>
                  <text:p text:style-name="P32">weapons(main – pwr): (<text:span text:style-name="T14">4</text:span> bonus slots) – undecided what that means other than average</text:p>
                </text:list-item>
                <text:list-item>
                  <text:p text:style-name="P32">hull plating(main – def): (1 bonus slot<text:span text:style-name="T19">s</text:span>) – undecided what that means other than <text:span text:style-name="T14">super </text:span>low</text:p>
                </text:list-item>
                <text:list-item>
                  <text:p text:style-name="P32">thrusters(main – spd): (<text:span text:style-name="T14">7</text:span> bonus slots) – undecided what that means other than <text:span text:style-name="T14">super </text:span>high</text:p>
                </text:list-item>
                <text:list-item>
                  <text:p text:style-name="P32">auto defense system(hybrid – pwr, def) – undecided what that means other than low and automatic</text:p>
                </text:list-item>
                <text:list-item>
                  <text:p text:style-name="P32">energy collection(hybrid – def, spd) – undecided what that means other than average and automatic</text:p>
                </text:list-item>
                <text:list-item>
                  <text:p text:style-name="P32">auto repair system (hybrid – pwr, spd) – undecided what that means other than high and automatic</text:p>
                </text:list-item>
              </text:list>
            </text:list-item>
          </text:list>
        </text:list-item>
      </text:list>
      <text:p text:style-name="P42"/>
      <text:p text:style-name="P51">Race Information (continued)</text:p>
      <text:p text:style-name="P42"/>
      <text:list xml:id="list15552629242343" text:continue-numbering="true" text:style-name="L3">
        <text:list-item>
          <text:p text:style-name="P23">Small Ships</text:p>
          <text:list>
            <text:list-item>
              <text:p text:style-name="P22">Interceptor</text:p>
              <text:list>
                <text:list-item>
                  <text:p text:style-name="P31">weapons(main – pwr): (4 bonus slots) – undecided what that means other than high</text:p>
                </text:list-item>
                <text:list-item>
                  <text:p text:style-name="P31">hull plating(main – def): (<text:span text:style-name="T14">2</text:span> bonus slot<text:span text:style-name="T19">s</text:span>) – undecided what that means other than low</text:p>
                </text:list-item>
                <text:list-item>
                  <text:p text:style-name="P31">thrusters(main – spd): (<text:span text:style-name="T14">3</text:span> bonus slots) – undecided what that means other than <text:span text:style-name="T14">average</text:span></text:p>
                </text:list-item>
                <text:list-item>
                  <text:p text:style-name="P31">auto defense system(hybrid – pwr, def) – undecided what that means other than <text:span text:style-name="T14">average?</text:span> and automatic</text:p>
                </text:list-item>
                <text:list-item>
                  <text:p text:style-name="P31">energy collection(hybrid – def, spd) – undecided what that means other than <text:span text:style-name="T14">low?</text:span> and automatic</text:p>
                </text:list-item>
                <text:list-item>
                  <text:p text:style-name="P31">auto repair system (hybrid – pwr, spd) – undecided what that means other than high? and automatic</text:p>
                </text:list-item>
              </text:list>
            </text:list-item>
            <text:list-item>
              <text:p text:style-name="P22">Courier</text:p>
              <text:list>
                <text:list-item>
                  <text:p text:style-name="P31">weapons(main – pwr): (2 bonus slots) – undecided what that means other than low</text:p>
                </text:list-item>
                <text:list-item>
                  <text:p text:style-name="P31">hull plating(main – def): (3 bonus slot<text:span text:style-name="T19">s</text:span>) – undecided what that means other than average</text:p>
                </text:list-item>
                <text:list-item>
                  <text:p text:style-name="P31">thrusters(main – spd): (4 bonus slots) – undecided what that means other than high</text:p>
                </text:list-item>
                <text:list-item>
                  <text:p text:style-name="P31">auto defense system(hybrid – pwr, def) – undecided what that means other than low? and automatic</text:p>
                </text:list-item>
                <text:list-item>
                  <text:p text:style-name="P31">energy collection(hybrid – def, spd) – undecided what that means other than high? and automatic</text:p>
                </text:list-item>
                <text:list-item>
                  <text:p text:style-name="P31">auto repair system (hybrid – pwr, spd) – undecided what that means other than average? and automatic</text:p>
                </text:list-item>
              </text:list>
            </text:list-item>
            <text:list-item>
              <text:p text:style-name="P22">Scout</text:p>
              <text:list>
                <text:list-item>
                  <text:p text:style-name="P31">weapons(main – pwr): (3 bonus slots) – undecided what that means other than average</text:p>
                </text:list-item>
                <text:list-item>
                  <text:p text:style-name="P31">hull plating(main – def): (1 bonus slot<text:span text:style-name="T19">s</text:span>) – undecided what that means other than super low</text:p>
                </text:list-item>
                <text:list-item>
                  <text:p text:style-name="P31">thrusters(main – spd): (5 bonus slots) – undecided what that means other than super high</text:p>
                </text:list-item>
                <text:list-item>
                  <text:p text:style-name="P31">auto defense system(hybrid – pwr, def) – undecided what that means other than low and automatic</text:p>
                </text:list-item>
                <text:list-item>
                  <text:p text:style-name="P31">energy collection(hybrid – def, spd) – undecided what that means other than average and automatic</text:p>
                </text:list-item>
                <text:list-item>
                  <text:p text:style-name="P31">auto repair system (hybrid – pwr, spd) – undecided what that means other than high and automatic</text:p>
                </text:list-item>
              </text:list>
            </text:list-item>
          </text:list>
        </text:list-item>
      </text:list>
      <text:p text:style-name="P2"/>
      <text:p text:style-name="P45"><text:span text:style-name="T6"/></text:p>
      <text:p text:style-name="P54">Race Information (continued)</text:p>
      <text:p text:style-name="P45"><text:span text:style-name="T6"/></text:p>
      <text:p text:style-name="P2"><text:span text:style-name="T6">Race:</text:span> <text:s/>﻿Chentia</text:p>
      <text:p text:style-name="P2"><text:span text:style-name="T7">Main Attribute</text:span><text:span text:style-name="T6">:</text:span> Power <text:span text:style-name="T9">(see Appendix A)</text:span></text:p>
      <text:p text:style-name="P2"><text:span text:style-name="T6">Color:</text:span> Red</text:p>
      <text:p text:style-name="P7">Race Ship-Satellite (Option): Mine Deployer</text:p>
      <text:p text:style-name="P7"/>
      <text:p text:style-name="P2"><text:span text:style-name="T6">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2"/>
      <text:p text:style-name="P7">Ship Types:</text:p>
      <text:list xml:id="list8420588741906592503" text:style-name="L4">
        <text:list-item>
          <text:p text:style-name="P24">Big Ships</text:p>
          <text:list>
            <text:list-item>
              <text:p text:style-name="P24">Dreadnaught</text:p>
              <text:list>
                <text:list-item>
                  <text:p text:style-name="P33">weapons(main – pwr): (<text:span text:style-name="T15">9</text:span> bonus slots) – undecided what that means other than <text:span text:style-name="T15">super </text:span>high</text:p>
                </text:list-item>
                <text:list-item>
                  <text:p text:style-name="P33">hull plating(main – def): (<text:span text:style-name="T15">5</text:span> bonus slot<text:span text:style-name="T19">s</text:span>) – undecided what that means other than <text:span text:style-name="T15">average</text:span></text:p>
                </text:list-item>
                <text:list-item>
                  <text:p text:style-name="P33">thrusters(main – spd): (<text:span text:style-name="T15">1</text:span> bonus slots) – undecided what that means other than <text:span text:style-name="T15">super low</text:span></text:p>
                </text:list-item>
                <text:list-item>
                  <text:p text:style-name="P33">auto defense system(hybrid – pwr, def) – undecided what that means other than <text:span text:style-name="T15">high</text:span> and automatic</text:p>
                </text:list-item>
                <text:list-item>
                  <text:p text:style-name="P33">energy collection(hybrid – def, spd) – undecided what that means other than <text:span text:style-name="T14">low</text:span> and automatic</text:p>
                </text:list-item>
                <text:list-item>
                  <text:p text:style-name="P33">auto repair system (hybrid – pwr, spd) – undecided what that means other than <text:span text:style-name="T15">average</text:span> and automatic</text:p>
                </text:list-item>
              </text:list>
            </text:list-item>
            <text:list-item>
              <text:p text:style-name="P24">Carrier</text:p>
              <text:list>
                <text:list-item>
                  <text:p text:style-name="P33">weapons(main – pwr): (<text:span text:style-name="T15">3</text:span> bonus slots) – undecided what that means other than low</text:p>
                </text:list-item>
                <text:list-item>
                  <text:p text:style-name="P33">hull plating(main – def): (<text:span text:style-name="T15">8</text:span> bonus slot<text:span text:style-name="T19">s</text:span>) – undecided what that means other than <text:span text:style-name="T14">high</text:span></text:p>
                </text:list-item>
                <text:list-item>
                  <text:p text:style-name="P33">thrusters(main – spd): (<text:span text:style-name="T15">4</text:span> bonus slots) – undecided what that means other than <text:span text:style-name="T14">average</text:span></text:p>
                </text:list-item>
                <text:list-item>
                  <text:p text:style-name="P33">auto defense system(hybrid – pwr, def) – undecided what that means other than <text:span text:style-name="T14">average?</text:span> and automatic</text:p>
                </text:list-item>
                <text:list-item>
                  <text:p text:style-name="P33">energy collection(hybrid – def, spd) – undecided what that means other than high? and automatic</text:p>
                </text:list-item>
                <text:list-item>
                  <text:p text:style-name="P33">auto repair system (hybrid – pwr, spd) – undecided what that means other than <text:span text:style-name="T15">low?</text:span> and automatic</text:p>
                </text:list-item>
              </text:list>
            </text:list-item>
            <text:list-item>
              <text:p text:style-name="P24">Heavy Battle Cruiser</text:p>
              <text:list>
                <text:list-item>
                  <text:p text:style-name="P33">weapons(main – pwr): (<text:span text:style-name="T15">6</text:span> bonus slots) – undecided what that means other than average</text:p>
                </text:list-item>
                <text:list-item>
                  <text:p text:style-name="P33">hull plating(main – def): (<text:span text:style-name="T15">2</text:span> bonus slot<text:span text:style-name="T19">s</text:span>) – undecided what that means other than<text:span text:style-name="T14"> </text:span>low</text:p>
                </text:list-item>
                <text:list-item>
                  <text:p text:style-name="P33">thrusters(main – spd): (<text:span text:style-name="T15">7</text:span> bonus slots) – undecided what that means other than<text:span text:style-name="T14"> </text:span>high</text:p>
                </text:list-item>
                <text:list-item>
                  <text:p text:style-name="P33">auto defense system(hybrid – pwr, def) – undecided what that means other than low? and automatic</text:p>
                </text:list-item>
                <text:list-item>
                  <text:p text:style-name="P33">energy collection(hybrid – def, spd) – undecided what that means other than <text:span text:style-name="T15">average?</text:span> and automatic</text:p>
                </text:list-item>
                <text:list-item>
                  <text:p text:style-name="P33">auto repair system (hybrid – pwr, spd) – undecided what that means other than high? and automatic</text:p>
                </text:list-item>
              </text:list>
            </text:list-item>
          </text:list>
        </text:list-item>
      </text:list>
      <text:p text:style-name="P51">Race Information (continued)</text:p>
      <text:p text:style-name="P42"/>
      <text:list xml:id="list15553786754996" text:continue-numbering="true" text:style-name="L4">
        <text:list-item>
          <text:p text:style-name="P24">Mid-size Ships</text:p>
          <text:list>
            <text:list-item>
              <text:p text:style-name="P25">Destroyer</text:p>
              <text:list>
                <text:list-item>
                  <text:p text:style-name="P33">weapons(main – pwr): (<text:span text:style-name="T15">7</text:span> bonus slots) – undecided what that means other than<text:span text:style-name="T15"> super </text:span>high</text:p>
                </text:list-item>
                <text:list-item>
                  <text:p text:style-name="P33">hull plating(main – def): (<text:span text:style-name="T15">4</text:span> bonus slot<text:span text:style-name="T19">s</text:span>) – undecided what that means other than <text:span text:style-name="T15">average</text:span></text:p>
                </text:list-item>
                <text:list-item>
                  <text:p text:style-name="P33">thrusters(main – spd): (<text:span text:style-name="T15">1</text:span> bonus slots) – undecided what that means other than <text:span text:style-name="T15">super low</text:span></text:p>
                </text:list-item>
                <text:list-item>
                  <text:p text:style-name="P33">auto defense system(hybrid – pwr, def) – undecided what that means other than <text:span text:style-name="T15">high</text:span> and automatic</text:p>
                </text:list-item>
                <text:list-item>
                  <text:p text:style-name="P33">energy collection(hybrid – def, spd) – undecided what that means other than <text:span text:style-name="T14">low</text:span> and automatic</text:p>
                </text:list-item>
                <text:list-item>
                  <text:p text:style-name="P33">auto repair system (hybrid – pwr, spd) – undecided what that means other than <text:span text:style-name="T15">average</text:span> and automatic</text:p>
                </text:list-item>
              </text:list>
            </text:list-item>
            <text:list-item>
              <text:p text:style-name="P25">Support Frigate</text:p>
              <text:list>
                <text:list-item>
                  <text:p text:style-name="P34">weapons(main – pwr): (<text:span text:style-name="T15">3</text:span> bonus slots) – undecided what that means other than <text:span text:style-name="T19">average</text:span></text:p>
                </text:list-item>
                <text:list-item>
                  <text:p text:style-name="P34">hull plating(main – def): (<text:span text:style-name="T17">6</text:span> bonus slot<text:span text:style-name="T19">s</text:span>) – undecided what that means other than <text:span text:style-name="T19">high</text:span></text:p>
                </text:list-item>
                <text:list-item>
                  <text:p text:style-name="P34">thrusters(main – spd): (<text:span text:style-name="T17">3</text:span> bonus slots) – undecided what that means other than <text:span text:style-name="T19">average</text:span></text:p>
                </text:list-item>
                <text:list-item>
                  <text:p text:style-name="P34">auto defense system(hybrid – pwr, def) – undecided what that means other than <text:span text:style-name="T14">average?</text:span> and automatic</text:p>
                </text:list-item>
                <text:list-item>
                  <text:p text:style-name="P34">energy collection(hybrid – def, spd) – undecided what that means other than <text:span text:style-name="T17">average?</text:span> and automatic</text:p>
                </text:list-item>
                <text:list-item>
                  <text:p text:style-name="P34">auto repair system (hybrid – pwr, spd) – undecided what that means other than <text:span text:style-name="T15">low?</text:span> and automatic</text:p>
                </text:list-item>
              </text:list>
            </text:list-item>
            <text:list-item>
              <text:p text:style-name="P24">Battleship</text:p>
              <text:list>
                <text:list-item>
                  <text:p text:style-name="P34">weapons(main – pwr): (<text:span text:style-name="T17">5</text:span> bonus slots) – undecided what that means other than average</text:p>
                </text:list-item>
                <text:list-item>
                  <text:p text:style-name="P34">hull plating(main – def): (<text:span text:style-name="T15">2</text:span> bonus slot<text:span text:style-name="T19">s</text:span>) – undecided what that means other than<text:span text:style-name="T14"> </text:span>low</text:p>
                </text:list-item>
                <text:list-item>
                  <text:p text:style-name="P34">thrusters(main – spd): (<text:span text:style-name="T17">5</text:span> bonus slots) – undecided what that means other than<text:span text:style-name="T14"> average</text:span></text:p>
                </text:list-item>
                <text:list-item>
                  <text:p text:style-name="P34">auto defense system(hybrid – pwr, def) – undecided what that means other than low? and automatic</text:p>
                </text:list-item>
                <text:list-item>
                  <text:p text:style-name="P34">energy collection(hybrid – def, spd) – undecided what that means other than <text:span text:style-name="T17">low?</text:span> and automatic</text:p>
                </text:list-item>
                <text:list-item>
                  <text:p text:style-name="P34">auto repair system (hybrid – pwr, spd) – undecided what that means other than <text:span text:style-name="T17">average?</text:span> and automatic</text:p>
                </text:list-item>
              </text:list>
            </text:list-item>
          </text:list>
        </text:list-item>
      </text:list>
      <text:p text:style-name="P44"/>
      <text:p text:style-name="P53">Race Information (continued)</text:p>
      <text:p text:style-name="P44"/>
      <text:list xml:id="list15552996151946" text:continue-numbering="true" text:style-name="L4">
        <text:list-item>
          <text:p text:style-name="P24">Small Ships</text:p>
          <text:list>
            <text:list-item>
              <text:p text:style-name="P24">Heavy Fighter</text:p>
              <text:list>
                <text:list-item>
                  <text:p text:style-name="P34">weapons(main – pwr): (<text:span text:style-name="T17">5</text:span> bonus slots) – undecided what that means other than<text:span text:style-name="T15"> super high</text:span></text:p>
                </text:list-item>
                <text:list-item>
                  <text:p text:style-name="P34">hull plating(main – def): (<text:span text:style-name="T17">3</text:span> bonus slot<text:span text:style-name="T19">s</text:span>) – undecided what that means other than <text:span text:style-name="T17">average</text:span></text:p>
                </text:list-item>
                <text:list-item>
                  <text:p text:style-name="P34">thrusters(main – spd): (<text:span text:style-name="T15">1</text:span> bonus slots) – undecided what that means other than <text:span text:style-name="T15">super low</text:span></text:p>
                </text:list-item>
                <text:list-item>
                  <text:p text:style-name="P34">auto defense system(hybrid – pwr, def) – undecided what that means other than <text:span text:style-name="T15">high</text:span> and automatic</text:p>
                </text:list-item>
                <text:list-item>
                  <text:p text:style-name="P34">energy collection(hybrid – def, spd) – undecided what that means other than <text:span text:style-name="T14">low</text:span> and automatic</text:p>
                </text:list-item>
                <text:list-item>
                  <text:p text:style-name="P34">auto repair system (hybrid – pwr, spd) – undecided what that means other than <text:span text:style-name="T15">average</text:span> and automatic</text:p>
                </text:list-item>
              </text:list>
            </text:list-item>
            <text:list-item>
              <text:p text:style-name="P24">Fighter</text:p>
              <text:list>
                <text:list-item>
                  <text:p text:style-name="P35">weapons(main – pwr): (<text:span text:style-name="T15">3</text:span> bonus slots) – undecided what that means other than <text:span text:style-name="T19">average</text:span></text:p>
                </text:list-item>
                <text:list-item>
                  <text:p text:style-name="P35">hull plating(main – def): (<text:span text:style-name="T19">4</text:span> bonus slot<text:span text:style-name="T19">s</text:span>) – undecided what that means other than <text:span text:style-name="T19">high</text:span></text:p>
                </text:list-item>
                <text:list-item>
                  <text:p text:style-name="P35">thrusters(main – spd): (<text:span text:style-name="T19">2</text:span> bonus slots) – undecided what that means other than <text:span text:style-name="T19">low</text:span></text:p>
                </text:list-item>
                <text:list-item>
                  <text:p text:style-name="P35">auto defense system(hybrid – pwr, def) – undecided what that means other than <text:span text:style-name="T14">average?</text:span> and automatic</text:p>
                </text:list-item>
                <text:list-item>
                  <text:p text:style-name="P35">energy collection(hybrid – def, spd) – undecided what that means other than <text:span text:style-name="T17">average?</text:span> and automatic</text:p>
                </text:list-item>
                <text:list-item>
                  <text:p text:style-name="P35">auto repair system (hybrid – pwr, spd) – undecided what that means other than <text:span text:style-name="T15">low?</text:span> and automatic</text:p>
                </text:list-item>
              </text:list>
            </text:list-item>
            <text:list-item>
              <text:p text:style-name="P24">Courier</text:p>
              <text:list>
                <text:list-item>
                  <text:p text:style-name="P35">weapons(main – pwr): (<text:span text:style-name="T19">4</text:span> bonus slots) – undecided what that means other than <text:span text:style-name="T19">high</text:span></text:p>
                </text:list-item>
                <text:list-item>
                  <text:p text:style-name="P35">hull plating(main – def): (<text:span text:style-name="T15">2</text:span> bonus slot<text:span text:style-name="T19">s</text:span>) – undecided what that means other than<text:span text:style-name="T14"> </text:span>low</text:p>
                </text:list-item>
                <text:list-item>
                  <text:p text:style-name="P35">thrusters(main – spd): (<text:span text:style-name="T19">3</text:span> bonus slots) – undecided what that means other than<text:span text:style-name="T14"> average</text:span></text:p>
                </text:list-item>
                <text:list-item>
                  <text:p text:style-name="P35">auto defense system(hybrid – pwr, def) – undecided what that means other than low? and automatic</text:p>
                </text:list-item>
                <text:list-item>
                  <text:p text:style-name="P35">energy collection(hybrid – def, spd) – undecided what that means other than <text:span text:style-name="T17">low?</text:span> and automatic</text:p>
                </text:list-item>
                <text:list-item>
                  <text:p text:style-name="P35">auto repair system (hybrid – pwr, spd) – undecided what that means other than <text:span text:style-name="T17">average?</text:span> and automatic</text:p>
                </text:list-item>
              </text:list>
            </text:list-item>
          </text:list>
        </text:list-item>
      </text:list>
      <text:p text:style-name="P55"><text:span text:style-name="T12">Race Information (continued)</text:span></text:p>
      <text:p text:style-name="P2"/>
      <text:p text:style-name="P2"><text:span text:style-name="T6">Race: </text:span>﻿Urthrax</text:p>
      <text:p text:style-name="P2"><text:span text:style-name="T7">Main attribute</text:span><text:span text:style-name="T6">:</text:span> Defense <text:span text:style-name="T9">(see Appendix A)</text:span></text:p>
      <text:p text:style-name="P2"><text:span text:style-name="T6">Color:</text:span> Green</text:p>
      <text:p text:style-name="P7">Race Ship-Satellite (Option): Satellite Shield Generator</text:p>
      <text:p text:style-name="P2"><text:span text:style-name="T6">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ung hulls and powerful shields.</text:p>
      <text:p text:style-name="P2"/>
      <text:p text:style-name="P2"/>
      <text:p text:style-name="P2"/>
      <text:p text:style-name="P7">Ship Types:</text:p>
      <text:list xml:id="list7559513478134548150" text:style-name="L5">
        <text:list-item>
          <text:p text:style-name="P26">Big Ships</text:p>
          <text:list>
            <text:list-item>
              <text:p text:style-name="P26">Dreadnaught</text:p>
              <text:list>
                <text:list-item>
                  <text:p text:style-name="P36">weapons(main – pwr): (<text:span text:style-name="T19">7</text:span> bonus slots) – undecided what that means other than<text:span text:style-name="T15"> high</text:span></text:p>
                </text:list-item>
                <text:list-item>
                  <text:p text:style-name="P36">hull plating(main – def): (<text:span text:style-name="T19">6</text:span> bonus slot<text:span text:style-name="T19">s</text:span>) – undecided what that means other than <text:span text:style-name="T17">average</text:span></text:p>
                </text:list-item>
                <text:list-item>
                  <text:p text:style-name="P36">thrusters(main – spd): (<text:span text:style-name="T19">2</text:span> bonus slots) – undecided what that means other than<text:span text:style-name="T15"> low</text:span></text:p>
                </text:list-item>
                <text:list-item>
                  <text:p text:style-name="P36">auto defense system(hybrid – pwr, def) – undecided what that means other than <text:span text:style-name="T15">high?</text:span> and automatic</text:p>
                </text:list-item>
                <text:list-item>
                  <text:p text:style-name="P36">energy collection(hybrid – def, spd) – undecided what that means other than <text:span text:style-name="T14">low?</text:span> and automatic</text:p>
                </text:list-item>
                <text:list-item>
                  <text:p text:style-name="P36">auto repair system (hybrid – pwr, spd) – undecided what that means other than <text:span text:style-name="T15">average?</text:span> and automatic</text:p>
                </text:list-item>
              </text:list>
            </text:list-item>
            <text:list-item>
              <text:p text:style-name="P27">Carrier</text:p>
              <text:list>
                <text:list-item>
                  <text:p text:style-name="P36">weapons(main – pwr): (<text:span text:style-name="T19">1</text:span> bonus slots) – undecided what that means other than <text:span text:style-name="T19">super low</text:span></text:p>
                </text:list-item>
                <text:list-item>
                  <text:p text:style-name="P36">hull plating(main – def): (<text:span text:style-name="T19">9</text:span> bonus slot<text:span text:style-name="T19">s</text:span>) – undecided what that means other than <text:span text:style-name="T19">super high</text:span></text:p>
                </text:list-item>
                <text:list-item>
                  <text:p text:style-name="P36">thrusters(main – spd): (<text:span text:style-name="T19">5</text:span> bonus slots) – undecided what that means other than <text:span text:style-name="T20">average</text:span></text:p>
                </text:list-item>
                <text:list-item>
                  <text:p text:style-name="P36">auto defense system(hybrid – pwr, def) – undecided what that means other than <text:span text:style-name="T14">average?</text:span> and automatic</text:p>
                </text:list-item>
                <text:list-item>
                  <text:p text:style-name="P36">energy collection(hybrid – def, spd) – undecided what that means other than <text:span text:style-name="T17">average?</text:span> and automatic</text:p>
                </text:list-item>
                <text:list-item>
                  <text:p text:style-name="P36">auto repair system (hybrid – pwr, spd) – undecided what that means other than <text:span text:style-name="T15">low?</text:span> and automatic</text:p>
                </text:list-item>
              </text:list>
            </text:list-item>
            <text:list-item>
              <text:p text:style-name="P26">Battle Cruiser</text:p>
              <text:list>
                <text:list-item>
                  <text:p text:style-name="P37">weapons(main – pwr): (<text:span text:style-name="T19">4</text:span> bonus slots) – undecided what that means other than <text:span text:style-name="T20">average</text:span></text:p>
                </text:list-item>
                <text:list-item>
                  <text:p text:style-name="P37">hull plating(main – def): (<text:span text:style-name="T20">3</text:span> bonus slot<text:span text:style-name="T19">s</text:span>) – undecided what that means other than<text:span text:style-name="T14"> </text:span>low</text:p>
                </text:list-item>
                <text:list-item>
                  <text:p text:style-name="P37">thrusters(main – spd): (<text:span text:style-name="T20">8</text:span> bonus slots) – undecided what that means other than<text:span text:style-name="T14"> high</text:span></text:p>
                </text:list-item>
                <text:list-item>
                  <text:p text:style-name="P37">auto defense system(hybrid – pwr, def) – undecided what that means other than low? and automatic</text:p>
                </text:list-item>
                <text:list-item>
                  <text:p text:style-name="P37">energy collection(hybrid – def, spd) – undecided what that means other than <text:span text:style-name="T17">low?</text:span> and automatic</text:p>
                </text:list-item>
                <text:list-item>
                  <text:p text:style-name="P37">auto repair system (hybrid – pwr, spd) – undecided what that means other than <text:span text:style-name="T17">average?</text:span> and automatic</text:p>
                </text:list-item>
              </text:list>
            </text:list-item>
          </text:list>
        </text:list-item>
      </text:list>
      <text:p text:style-name="P43"/>
      <text:p text:style-name="P52">Race Information (continued)</text:p>
      <text:p text:style-name="P43"/>
      <text:list xml:id="list15553599290019" text:continue-numbering="true" text:style-name="L5">
        <text:list-item>
          <text:p text:style-name="P26">Mid-size Ships</text:p>
          <text:list>
            <text:list-item>
              <text:p text:style-name="P26">Cruiser</text:p>
              <text:list>
                <text:list-item>
                  <text:p text:style-name="P37">weapons(main – pwr): (<text:span text:style-name="T20">5</text:span> bonus slots) – undecided what that means other than<text:span text:style-name="T15"> average</text:span></text:p>
                </text:list-item>
                <text:list-item>
                  <text:p text:style-name="P37">hull plating(main – def): (<text:span text:style-name="T20">5</text:span> bonus slot<text:span text:style-name="T19">s</text:span>) – undecided what that means other than <text:span text:style-name="T17">average</text:span></text:p>
                </text:list-item>
                <text:list-item>
                  <text:p text:style-name="P37">thrusters(main – spd): (<text:span text:style-name="T19">2</text:span> bonus slots) – undecided what that means other than<text:span text:style-name="T15"> low</text:span></text:p>
                </text:list-item>
                <text:list-item>
                  <text:p text:style-name="P37">auto defense system(hybrid – pwr, def) – undecided what that means other than <text:span text:style-name="T15">high?</text:span> and automatic</text:p>
                </text:list-item>
                <text:list-item>
                  <text:p text:style-name="P37">energy collection(hybrid – def, spd) – undecided what that means other than <text:span text:style-name="T14">low?</text:span> and automatic</text:p>
                </text:list-item>
                <text:list-item>
                  <text:p text:style-name="P37">auto repair system (hybrid – pwr, spd) – undecided what that means other than <text:span text:style-name="T15">average?</text:span> and automatic</text:p>
                </text:list-item>
              </text:list>
            </text:list-item>
            <text:list-item>
              <text:p text:style-name="P26">Support Frigate</text:p>
              <text:list>
                <text:list-item>
                  <text:p text:style-name="P37">weapons(main – pwr): (<text:span text:style-name="T19">1</text:span> bonus slots) – undecided what that means other than <text:span text:style-name="T19">super low</text:span></text:p>
                </text:list-item>
                <text:list-item>
                  <text:p text:style-name="P37">hull plating(main – def): (<text:span text:style-name="T21">7</text:span> bonus slot<text:span text:style-name="T19">s</text:span>) – undecided what that means other than <text:span text:style-name="T19">super high</text:span></text:p>
                </text:list-item>
                <text:list-item>
                  <text:p text:style-name="P37">thrusters(main – spd): (<text:span text:style-name="T21">4</text:span> bonus slots) – undecided what that means other than <text:span text:style-name="T20">average</text:span></text:p>
                </text:list-item>
                <text:list-item>
                  <text:p text:style-name="P37">auto defense system(hybrid – pwr, def) – undecided what that means other than <text:span text:style-name="T14">average?</text:span> and automatic</text:p>
                </text:list-item>
                <text:list-item>
                  <text:p text:style-name="P37">energy collection(hybrid – def, spd) – undecided what that means other than <text:span text:style-name="T17">average?</text:span> and automatic</text:p>
                </text:list-item>
                <text:list-item>
                  <text:p text:style-name="P37">auto repair system (hybrid – pwr, spd) – undecided what that means other than <text:span text:style-name="T15">low?</text:span> and automatic</text:p>
                </text:list-item>
              </text:list>
            </text:list-item>
            <text:list-item>
              <text:p text:style-name="P26">Battleship</text:p>
              <text:list>
                <text:list-item>
                  <text:p text:style-name="P37">weapons(main – pwr): (<text:span text:style-name="T20">3</text:span> bonus slots) – undecided what that means other than <text:span text:style-name="T20">average</text:span></text:p>
                </text:list-item>
                <text:list-item>
                  <text:p text:style-name="P37">hull plating(main – def): (<text:span text:style-name="T20">3</text:span> bonus slot<text:span text:style-name="T19">s</text:span>) – undecided what that means other than<text:span text:style-name="T14"> average</text:span></text:p>
                </text:list-item>
                <text:list-item>
                  <text:p text:style-name="P37">thrusters(main – spd): (<text:span text:style-name="T20">6</text:span> bonus slots) – undecided what that means other than<text:span text:style-name="T14"> high</text:span></text:p>
                </text:list-item>
                <text:list-item>
                  <text:p text:style-name="P37">auto defense system(hybrid – pwr, def) – undecided what that means other than low? and automatic</text:p>
                </text:list-item>
                <text:list-item>
                  <text:p text:style-name="P37">energy collection(hybrid – def, spd) – undecided what that means other than <text:span text:style-name="T17">low?</text:span> and automatic</text:p>
                </text:list-item>
                <text:list-item>
                  <text:p text:style-name="P37">auto repair system (hybrid – pwr, spd) – undecided what that means other than <text:span text:style-name="T17">average?</text:span> and automatic</text:p>
                </text:list-item>
              </text:list>
            </text:list-item>
          </text:list>
        </text:list-item>
      </text:list>
      <text:p text:style-name="P43"/>
      <text:p text:style-name="P52">Race Information (continued)</text:p>
      <text:p text:style-name="P43"/>
      <text:list xml:id="list15552632744654" text:continue-numbering="true" text:style-name="L5">
        <text:list-item>
          <text:p text:style-name="P26">Small Ships</text:p>
          <text:list>
            <text:list-item>
              <text:p text:style-name="P26">Heavy Fighter</text:p>
              <text:list>
                <text:list-item>
                  <text:p text:style-name="P37">weapons(main – pwr): (<text:span text:style-name="T21">3 </text:span>bonus slots) – undecided what that means other than<text:span text:style-name="T15"> average</text:span></text:p>
                </text:list-item>
                <text:list-item>
                  <text:p text:style-name="P37">hull plating(main – def): (<text:span text:style-name="T21">4</text:span> bonus slot<text:span text:style-name="T19">s</text:span>) – undecided what that means other than <text:span text:style-name="T21">high</text:span></text:p>
                </text:list-item>
                <text:list-item>
                  <text:p text:style-name="P37">thrusters(main – spd): (<text:span text:style-name="T19">2</text:span> bonus slots) – undecided what that means other than<text:span text:style-name="T15"> low</text:span></text:p>
                </text:list-item>
                <text:list-item>
                  <text:p text:style-name="P37">auto defense system(hybrid – pwr, def) – undecided what that means other than <text:span text:style-name="T15">high?</text:span> and automatic</text:p>
                </text:list-item>
                <text:list-item>
                  <text:p text:style-name="P37">energy collection(hybrid – def, spd) – undecided what that means other than <text:span text:style-name="T14">low?</text:span> and automatic</text:p>
                </text:list-item>
                <text:list-item>
                  <text:p text:style-name="P37">auto repair system (hybrid – pwr, spd) – undecided what that means other than <text:span text:style-name="T15">average?</text:span> and automatic</text:p>
                </text:list-item>
              </text:list>
            </text:list-item>
            <text:list-item>
              <text:p text:style-name="P26">Fighter</text:p>
              <text:list>
                <text:list-item>
                  <text:p text:style-name="P38">weapons(main – pwr): (<text:span text:style-name="T19">1</text:span> bonus slots) – undecided what that means other than <text:span text:style-name="T19">super low</text:span></text:p>
                </text:list-item>
                <text:list-item>
                  <text:p text:style-name="P38">hull plating(main – def): (<text:span text:style-name="T21">5</text:span> bonus slot<text:span text:style-name="T19">s</text:span>) – undecided what that means other than <text:span text:style-name="T19">super high</text:span></text:p>
                </text:list-item>
                <text:list-item>
                  <text:p text:style-name="P38">thrusters(main – spd): (<text:span text:style-name="T21">5</text:span> bonus slots) – undecided what that means other than <text:span text:style-name="T20">average</text:span></text:p>
                </text:list-item>
                <text:list-item>
                  <text:p text:style-name="P38">auto defense system(hybrid – pwr, def) – undecided what that means other than <text:span text:style-name="T14">average?</text:span> and automatic</text:p>
                </text:list-item>
                <text:list-item>
                  <text:p text:style-name="P38">energy collection(hybrid – def, spd) – undecided what that means other than <text:span text:style-name="T17">average?</text:span> and automatic</text:p>
                </text:list-item>
                <text:list-item>
                  <text:p text:style-name="P38">auto repair system (hybrid – pwr, spd) – undecided what that means other than <text:span text:style-name="T15">low?</text:span> and automatic</text:p>
                </text:list-item>
              </text:list>
            </text:list-item>
            <text:list-item>
              <text:p text:style-name="P26">Transport</text:p>
              <text:list>
                <text:list-item>
                  <text:p text:style-name="P39">weapons(main – pwr): (<text:span text:style-name="T22">2</text:span> bonus slots) – undecided what that means other than <text:span text:style-name="T22">low</text:span></text:p>
                </text:list-item>
                <text:list-item>
                  <text:p text:style-name="P39">hull plating(main – def): (<text:span text:style-name="T20">3</text:span> bonus slot<text:span text:style-name="T19">s</text:span>) – undecided what that means other than<text:span text:style-name="T14"> average</text:span></text:p>
                </text:list-item>
                <text:list-item>
                  <text:p text:style-name="P39">thrusters(main – spd): (<text:span text:style-name="T22">4</text:span> bonus slots) – undecided what that means other than<text:span text:style-name="T14"> high</text:span></text:p>
                </text:list-item>
                <text:list-item>
                  <text:p text:style-name="P39">auto defense system(hybrid – pwr, def) – undecided what that means other than low? and automatic</text:p>
                </text:list-item>
                <text:list-item>
                  <text:p text:style-name="P39">energy collection(hybrid – def, spd) – undecided what that means other than <text:span text:style-name="T17">low?</text:span> and automatic</text:p>
                </text:list-item>
                <text:list-item>
                  <text:p text:style-name="P39">auto repair system (hybrid – pwr, spd) – undecided what that means other than <text:span text:style-name="T17">average?</text:span> and automatic</text:p>
                </text:list-item>
              </text:list>
            </text:list-item>
          </text:list>
        </text:list-item>
      </text:list>
      <text:p text:style-name="P2"/>
      <text:p text:style-name="P4">About Race Satellites</text:p>
      <text:p text:style-name="P4"/>
      <text:p text:style-name="P4"/>
      <text:p text:style-name="P1"/>
      <text:p text:style-name="P2"/>
      <text:p text:style-name="P2"/>
      <text:p text:style-name="P4">Pickups</text:p>
      <text:p text:style-name="P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2"/>
      <text:list xml:id="list1685705998635878916" text:style-name="L6">
        <text:list-item>
          <text:p text:style-name="P41">Consumables:</text:p>
          <text:list>
            <text:list-item>
              <text:p text:style-name="P28">Energy</text:p>
              <text:list>
                <text:list-item>
                  <text:p text:style-name="P28">quick refill x or % (immediate and holdable)</text:p>
                </text:list-item>
                <text:list-item>
                  <text:p text:style-name="P28">regeneration (immediate and holdable), <text:s/>timed</text:p>
                </text:list-item>
                <text:list-item>
                  <text:p text:style-name="P28">undecided</text:p>
                </text:list-item>
              </text:list>
            </text:list-item>
            <text:list-item>
              <text:p text:style-name="P28">health</text:p>
              <text:list>
                <text:list-item>
                  <text:p text:style-name="P28">quick refill x or % (immediate and holdable)</text:p>
                  <text:list>
                    <text:list-item>
                      <text:p text:style-name="P28">still deciding and working on graphics</text:p>
                    </text:list-item>
                  </text:list>
                </text:list-item>
                <text:list-item>
                  <text:p text:style-name="P28">regeneration (immediate and holdable), <text:s/>timed</text:p>
                  <text:list>
                    <text:list-item>
                      <text:p text:style-name="P28">still deciding and working on graphics</text:p>
                    </text:list-item>
                  </text:list>
                </text:list-item>
                <text:list-item>
                  <text:p text:style-name="P28">undecided</text:p>
                </text:list-item>
              </text:list>
            </text:list-item>
            <text:list-item>
              <text:p text:style-name="P28">Offensive Power</text:p>
              <text:list>
                <text:list-item>
                  <text:p text:style-name="P28"><text:span text:style-name="T10">hit power bonus:</text:span>+<text:span text:style-name="T10">x <text:s/>or </text:span>% (timed, maybe stackable)</text:p>
                  <text:list>
                    <text:list-item>
                      <text:p text:style-name="P28">still deciding and working on graphics</text:p>
                    </text:list-item>
                  </text:list>
                </text:list-item>
                <text:list-item>
                  <text:p text:style-name="P30"><text:span text:style-name="T10">Range bonus: + max range with other range effects adjusted accordingly (timed, not stackable)</text:span> </text:p>
                </text:list-item>
                <text:list-item>
                  <text:p text:style-name="P28">option</text:p>
                  <text:list>
                    <text:list-item>
                      <text:p text:style-name="P28">still deciding and working on graphics</text:p>
                    </text:list-item>
                  </text:list>
                </text:list-item>
              </text:list>
            </text:list-item>
          </text:list>
        </text:list-item>
        <text:list-item>
          <text:p text:style-name="P41">Upgrades: (undecided)</text:p>
        </text:list-item>
        <text:list-item>
          <text:p text:style-name="P41">Equipment: (undecided)</text:p>
        </text:list-item>
      </text:list>
      <text:p text:style-name="P14"/>
      <text:p text:style-name="P14"/>
      <text:p text:style-name="P14"/>
      <text:p text:style-name="P18"/>
      <text:p text:style-name="P15">Appendix A</text:p>
      <text:p text:style-name="P48"/>
      <text:p text:style-name="P49">Stats <text:span text:style-name="T9">and slots</text:span></text:p>
      <text:p text:style-name="P50"><text:span text:style-name="T3">ship-slot-types: </text:span><text:span text:style-name="T4">Thrusters, hull, energy management, main </text:span><text:span text:style-name="T5">offensive</text:span><text:span text:style-name="T4">, secondary </text:span><text:span text:style-name="T5">offensive</text:span><text:span text:style-name="T4">, automatic </text:span><text:span text:style-name="T5">defenses</text:span></text:p>
      <text:p text:style-name="P16">base = 3 (...as in base for each stat = 3, base number of upgrade slots before modification = 3)</text:p>
      <text:p text:style-name="P17">change = (small = 1 <text:span text:style-name="T9">+/-</text:span>), (medium = 2 <text:span text:style-name="T9">+/-</text:span>), (large = 3 <text:span text:style-name="T9">+/-</text:span>)</text:p>
      <text:p text:style-name="P16">race variation = (red = +pwr, -spd), (green = +def, -pwr), (blue = +spd, -def)</text:p>
      <text:p text:style-name="P16">type variation, (per size) = (1 = +pwr, -spd), (2 = +def, -pwr), (3 = +spd, -def)</text:p>
      <text:p text:style-name="P14"/>
      <text:p text:style-name="P16">Race <text:s/>stat and slot bases after race modification:</text:p>
      <table:table table:name="Table0" table:style-name="Table0">
        <table:table-column table:style-name="Table0.A"/>
        <table:table-column table:style-name="Table0.B" table:number-columns-repeated="3"/>
        <table:table-column table:style-name="Table0.A" table:number-columns-repeated="8"/>
        <table:table-column table:style-name="Table0.M"/>
        <table:table-row table:style-name="Table0.1">
          <table:table-cell table:style-name="Table0.A1" office:value-type="string">
            <text:p text:style-name="P8"/>
          </table:table-cell>
          <table:table-cell table:style-name="Table0.A1" table:number-columns-spanned="3" office:value-type="string">
            <text:p text:style-name="P8">Change</text:p>
          </table:table-cell>
          <table:covered-table-cell/>
          <table:covered-table-cell/>
          <table:table-cell table:style-name="Table0.A1" table:number-columns-spanned="3" office:value-type="string">
            <text:p text:style-name="P9">Red <text:span text:style-name="T8">(Chentia)</text:span></text:p>
          </table:table-cell>
          <table:covered-table-cell/>
          <table:covered-table-cell/>
          <table:table-cell table:style-name="Table0.A1" table:number-columns-spanned="3" office:value-type="string">
            <text:p text:style-name="P9">Green <text:span text:style-name="T8">(Urthrax)</text:span></text:p>
          </table:table-cell>
          <table:covered-table-cell/>
          <table:covered-table-cell/>
          <table:table-cell table:style-name="Table0.A1" table:number-columns-spanned="3" office:value-type="string">
            <text:p text:style-name="P8">Blue <text:span text:style-name="T8">(Terran)</text:span></text:p>
          </table:table-cell>
          <table:covered-table-cell/>
          <table:covered-table-cell/>
        </table:table-row>
        <table:table-row table:style-name="Table0.1">
          <table:table-cell table:style-name="Table0.A1" office:value-type="string">
            <text:p text:style-name="P8"/>
          </table:table-cell>
          <table:table-cell table:style-name="Table0.A1" office:value-type="string">
            <text:p text:style-name="P8">+</text:p>
          </table:table-cell>
          <table:table-cell table:style-name="Table0.A1" office:value-type="string">
            <text:p text:style-name="P8">=</text:p>
          </table:table-cell>
          <table:table-cell table:style-name="Table0.A1" office:value-type="string">
            <text:p text:style-name="P8">-</text:p>
          </table:table-cell>
          <table:table-cell table:style-name="Table0.A1" office:value-type="string">
            <text:p text:style-name="P8">pwr</text:p>
          </table:table-cell>
          <table:table-cell table:style-name="Table0.A1" office:value-type="string">
            <text:p text:style-name="P8">def</text:p>
          </table:table-cell>
          <table:table-cell table:style-name="Table0.A1" office:value-type="string">
            <text:p text:style-name="P8">spd</text:p>
          </table:table-cell>
          <table:table-cell table:style-name="Table0.A1" office:value-type="string">
            <text:p text:style-name="P8">pwr</text:p>
          </table:table-cell>
          <table:table-cell table:style-name="Table0.A1" office:value-type="string">
            <text:p text:style-name="P8">def</text:p>
          </table:table-cell>
          <table:table-cell table:style-name="Table0.A1" office:value-type="string">
            <text:p text:style-name="P8">spd</text:p>
          </table:table-cell>
          <table:table-cell table:style-name="Table0.A1" office:value-type="string">
            <text:p text:style-name="P8">pwr</text:p>
          </table:table-cell>
          <table:table-cell table:style-name="Table0.A1" office:value-type="string">
            <text:p text:style-name="P8">def</text:p>
          </table:table-cell>
          <table:table-cell table:style-name="Table0.A1" office:value-type="string">
            <text:p text:style-name="P8">spd</text:p>
          </table:table-cell>
        </table:table-row>
        <table:table-row table:style-name="Table0.1">
          <table:table-cell table:style-name="Table0.A1" office:value-type="string">
            <text:p text:style-name="P8">Small</text:p>
          </table:table-cell>
          <table:table-cell table:style-name="Table0.A1" office:value-type="string">
            <text:p text:style-name="P8">+1</text:p>
          </table:table-cell>
          <table:table-cell table:style-name="Table0.A1" office:value-type="string">
            <text:p text:style-name="P8">0</text:p>
          </table:table-cell>
          <table:table-cell table:style-name="Table0.A1" office:value-type="string">
            <text:p text:style-name="P8">-1</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2</text:p>
          </table:table-cell>
          <table:table-cell table:style-name="Table0.A1" office:value-type="string">
            <text:p text:style-name="P8">2</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3</text:p>
          </table:table-cell>
          <table:table-cell table:style-name="Table0.A1" office:value-type="string">
            <text:p text:style-name="P8">2</text:p>
          </table:table-cell>
          <table:table-cell table:style-name="Table0.A1" office:value-type="string">
            <text:p text:style-name="P8">4</text:p>
          </table:table-cell>
        </table:table-row>
        <table:table-row table:style-name="Table0.1">
          <table:table-cell table:style-name="Table0.A1" office:value-type="string">
            <text:p text:style-name="P8">Med</text:p>
          </table:table-cell>
          <table:table-cell table:style-name="Table0.A1" office:value-type="string">
            <text:p text:style-name="P8">+2</text:p>
          </table:table-cell>
          <table:table-cell table:style-name="Table0.A1" office:value-type="string">
            <text:p text:style-name="P8">+1</text:p>
          </table:table-cell>
          <table:table-cell table:style-name="Table0.A1" office:value-type="string">
            <text:p text:style-name="P8">0</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3</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5</text:p>
          </table:table-cell>
        </table:table-row>
        <table:table-row table:style-name="Table0.1">
          <table:table-cell table:style-name="Table0.A1" office:value-type="string">
            <text:p text:style-name="P8">Large</text:p>
          </table:table-cell>
          <table:table-cell table:style-name="Table0.A1" office:value-type="string">
            <text:p text:style-name="P8">+3</text:p>
          </table:table-cell>
          <table:table-cell table:style-name="Table0.A1" office:value-type="string">
            <text:p text:style-name="P8">+2</text:p>
          </table:table-cell>
          <table:table-cell table:style-name="Table0.A1" office:value-type="string">
            <text:p text:style-name="P8">+1</text:p>
          </table:table-cell>
          <table:table-cell table:style-name="Table0.A1" office:value-type="string">
            <text:p text:style-name="P8">6</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5</text:p>
          </table:table-cell>
          <table:table-cell table:style-name="Table0.A1" office:value-type="string">
            <text:p text:style-name="P8">6</text:p>
          </table:table-cell>
          <table:table-cell table:style-name="Table0.A1" office:value-type="string">
            <text:p text:style-name="P8">5</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6</text:p>
          </table:table-cell>
        </table:table-row>
      </table:table>
      <text:p text:style-name="P14"/>
      <text:p text:style-name="P16">Race <text:span text:style-name="T8">upgrade </text:span>slot (and maybe stat) numbers after type modific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E"/>
        <table:table-column table:style-name="Table1.F"/>
        <table:table-column table:style-name="Table1.G"/>
        <table:table-row table:style-name="Table1.1">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table:number-columns-spanned="4" office:value-type="string">
            <text:p text:style-name="P9">Red <text:span text:style-name="T8">(Chentia)(pwr)</text:span></text:p>
          </table:table-cell>
          <table:covered-table-cell/>
          <table:covered-table-cell/>
          <table:covered-table-cell/>
          <table:table-cell table:style-name="Table1.A1" table:number-columns-spanned="4" office:value-type="string">
            <text:p text:style-name="P9">Green <text:span text:style-name="T8">(Urthrax)(def)</text:span></text:p>
          </table:table-cell>
          <table:covered-table-cell/>
          <table:covered-table-cell/>
          <table:covered-table-cell/>
          <table:table-cell table:style-name="Table1.A1" table:number-columns-spanned="4" office:value-type="string">
            <text:p text:style-name="P9">Blue <text:span text:style-name="T8">(Terran)(spd)</text:span></text:p>
          </table:table-cell>
          <table:covered-table-cell/>
          <table:covered-table-cell/>
          <table:covered-table-cell/>
        </table:table-row>
        <table:table-row table:style-name="Table1.1">
          <table:table-cell table:style-name="Table1.A1" office:value-type="string">
            <text:p text:style-name="P10">Ch</text:p>
          </table:table-cell>
          <table:table-cell table:style-name="Table1.A1" office:value-type="string">
            <text:p text:style-name="P61">S</text:p>
            <text:p text:style-name="P64">i</text:p>
            <text:p text:style-name="P61"><text:span text:style-name="T9">z</text:span></text:p>
            <text:p text:style-name="P61"><text:span text:style-name="T9">e</text:span></text:p>
          </table:table-cell>
          <table:table-cell table:style-name="Table1.A1" office:value-type="string">
            <text:p text:style-name="P11">var</text:p>
          </table:table-cell>
          <table:table-cell table:style-name="Table1.A1" office:value-type="string">
            <text:p text:style-name="P8"><text:span text:style-name="T8">Type</text:span> Name</text:p>
          </table:table-cell>
          <table:table-cell table:style-name="Table1.A1" office:value-type="string">
            <text:p text:style-name="P60">Pwr</text:p>
            <text:p text:style-name="P60"><text:span text:style-name="T11">(R)</text:span></text:p>
          </table:table-cell>
          <table:table-cell table:style-name="Table1.A1" office:value-type="string">
            <text:p text:style-name="P60">De<text:span text:style-name="T11">f</text:span></text:p>
            <text:p text:style-name="P60"><text:span text:style-name="T11">(G)</text:span></text:p>
          </table:table-cell>
          <table:table-cell table:style-name="Table1.A1" office:value-type="string">
            <text:p text:style-name="P60">Spd</text:p>
            <text:p text:style-name="P60"><text:span text:style-name="T11">(B)</text:span></text:p>
          </table:table-cell>
          <table:table-cell table:style-name="Table1.A1" office:value-type="string">
            <text:p text:style-name="P8"><text:span text:style-name="T8">Type</text:span> Name</text:p>
          </table:table-cell>
          <table:table-cell table:style-name="Table1.A1" office:value-type="string">
            <text:p text:style-name="P60">Pwr</text:p>
            <text:p text:style-name="P60"><text:span text:style-name="T11">(R)</text:span></text:p>
          </table:table-cell>
          <table:table-cell table:style-name="Table1.A1" office:value-type="string">
            <text:p text:style-name="P60">De<text:span text:style-name="T11">f</text:span></text:p>
            <text:p text:style-name="P60"><text:span text:style-name="T11">(G)</text:span></text:p>
          </table:table-cell>
          <table:table-cell table:style-name="Table1.A1" office:value-type="string">
            <text:p text:style-name="P60">Spd</text:p>
            <text:p text:style-name="P60"><text:span text:style-name="T11">(B)</text:span></text:p>
          </table:table-cell>
          <table:table-cell table:style-name="Table1.A1" office:value-type="string">
            <text:p text:style-name="P8"><text:span text:style-name="T8">Type</text:span> Name</text:p>
          </table:table-cell>
          <table:table-cell table:style-name="Table1.A1" office:value-type="string">
            <text:p text:style-name="P60">Pwr</text:p>
            <text:p text:style-name="P60"><text:span text:style-name="T11">(R)</text:span></text:p>
          </table:table-cell>
          <table:table-cell table:style-name="Table1.A1" office:value-type="string">
            <text:p text:style-name="P60">De<text:span text:style-name="T11">f</text:span></text:p>
            <text:p text:style-name="P60"><text:span text:style-name="T11">(G)</text:span></text:p>
          </table:table-cell>
          <table:table-cell table:style-name="Table1.A1" office:value-type="string">
            <text:p text:style-name="P60">Spd</text:p>
            <text:p text:style-name="P60"><text:span text:style-name="T11">(B)</text:span></text:p>
          </table:table-cell>
        </table:table-row>
        <table:table-row table:style-name="Table1.1">
          <table:table-cell table:style-name="Table1.A1" table:number-rows-spanned="3" office:value-type="string">
            <text:p text:style-name="P12">1 <text:span text:style-name="T1"><text:s/></text:span><text:span text:style-name="T2">+/-</text:span></text:p>
          </table:table-cell>
          <table:table-cell table:style-name="Table1.A1" table:number-rows-spanned="3" office:value-type="string">
            <text:p text:style-name="P11">S</text:p>
            <text:p text:style-name="P65">m</text:p>
            <text:p text:style-name="P65">l</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11">5</text:p>
          </table:table-cell>
          <table:table-cell table:style-name="Table1.A1" office:value-type="string">
            <text:p text:style-name="P11">3</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2</text:p>
          </table:table-cell>
          <table:table-cell table:style-name="Table1.A1" office:value-type="string">
            <text:p text:style-name="P11">Interceptor</text:p>
          </table:table-cell>
          <table:table-cell table:style-name="Table1.A1" office:value-type="string">
            <text:p text:style-name="P11">4</text:p>
          </table:table-cell>
          <table:table-cell table:style-name="Table1.A1" office:value-type="string">
            <text:p text:style-name="P11">2</text:p>
          </table:table-cell>
          <table:table-cell table:style-name="Table1.A1" office:value-type="string">
            <text:p text:style-name="P11">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1">Fighter</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2</text:p>
          </table:table-cell>
          <table:table-cell table:style-name="Table1.A1" office:value-type="string">
            <text:p text:style-name="P11">Fighter</text:p>
          </table:table-cell>
          <table:table-cell table:style-name="Table1.A1" office:value-type="string">
            <text:p text:style-name="P11">1</text:p>
          </table:table-cell>
          <table:table-cell table:style-name="Table1.A1" office:value-type="string">
            <text:p text:style-name="P11">5</text:p>
          </table:table-cell>
          <table:table-cell table:style-name="Table1.A1" office:value-type="string">
            <text:p text:style-name="P11">3</text:p>
          </table:table-cell>
          <table:table-cell table:style-name="Table1.A1" office:value-type="string">
            <text:p text:style-name="P11">Courier</text:p>
          </table:table-cell>
          <table:table-cell table:style-name="Table1.A1" office:value-type="string">
            <text:p text:style-name="P58">2</text:p>
          </table:table-cell>
          <table:table-cell table:style-name="Table1.A1" office:value-type="string">
            <text:p text:style-name="P11">3</text:p>
          </table:table-cell>
          <table:table-cell table:style-name="Table1.A1" office:value-type="string">
            <text:p text:style-name="P58">4</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1">Courier</text:p>
          </table:table-cell>
          <table:table-cell table:style-name="Table1.A1" office:value-type="string">
            <text:p text:style-name="P11">4</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Transport</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Scout</text:p>
          </table:table-cell>
          <table:table-cell table:style-name="Table1.A1" office:value-type="string">
            <text:p text:style-name="P11">3</text:p>
          </table:table-cell>
          <table:table-cell table:style-name="Table1.A1" office:value-type="string">
            <text:p text:style-name="P11">1</text:p>
          </table:table-cell>
          <table:table-cell table:style-name="Table1.A1" office:value-type="string">
            <text:p text:style-name="P11">5</text:p>
          </table:table-cell>
        </table:table-row>
        <table:table-row table:style-name="Table1.1">
          <table:table-cell table:style-name="Table1.A1" table:number-rows-spanned="3" office:value-type="string">
            <text:p text:style-name="P12">2 <text:span text:style-name="T1"><text:s/></text:span><text:span text:style-name="T2">+/-</text:span></text:p>
          </table:table-cell>
          <table:table-cell table:style-name="Table1.A1" table:number-rows-spanned="3" office:value-type="string">
            <text:p text:style-name="P63">M</text:p>
            <text:p text:style-name="P63">e</text:p>
            <text:p text:style-name="P63">d</text:p>
          </table:table-cell>
          <table:table-cell table:style-name="Table1.A1" office:value-type="string">
            <text:p text:style-name="P11">1</text:p>
          </table:table-cell>
          <table:table-cell table:style-name="Table1.A1" office:value-type="string">
            <text:p text:style-name="P11">Destroyer</text:p>
          </table:table-cell>
          <table:table-cell table:style-name="Table1.A1" office:value-type="string">
            <text:p text:style-name="P13">7</text:p>
          </table:table-cell>
          <table:table-cell table:style-name="Table1.A1" office:value-type="string">
            <text:p text:style-name="P13">4</text:p>
          </table:table-cell>
          <table:table-cell table:style-name="Table1.A1" office:value-type="string">
            <text:p text:style-name="P13">1</text:p>
          </table:table-cell>
          <table:table-cell table:style-name="Table1.A1" office:value-type="string">
            <text:p text:style-name="P11">Cruiser</text:p>
          </table:table-cell>
          <table:table-cell table:style-name="Table1.A1" office:value-type="string">
            <text:p text:style-name="P13">5</text:p>
          </table:table-cell>
          <table:table-cell table:style-name="Table1.A1" office:value-type="string">
            <text:p text:style-name="P13">5</text:p>
          </table:table-cell>
          <table:table-cell table:style-name="Table1.A1" office:value-type="string">
            <text:p text:style-name="P13">2</text:p>
          </table:table-cell>
          <table:table-cell table:style-name="Table1.A1" office:value-type="string">
            <text:p text:style-name="P13">Light Cruiser</text:p>
          </table:table-cell>
          <table:table-cell table:style-name="Table1.A1" office:value-type="string">
            <text:p text:style-name="P13">6</text:p>
          </table:table-cell>
          <table:table-cell table:style-name="Table1.A1" office:value-type="string">
            <text:p text:style-name="P13">3</text:p>
          </table:table-cell>
          <table:table-cell table:style-name="Table1.A1" office:value-type="string">
            <text:p text:style-name="P13">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1">Support Frigate</text:p>
          </table:table-cell>
          <table:table-cell table:style-name="Table1.A1" office:value-type="string">
            <text:p text:style-name="P13">3</text:p>
          </table:table-cell>
          <table:table-cell table:style-name="Table1.A1" office:value-type="string">
            <text:p text:style-name="P13">6</text:p>
          </table:table-cell>
          <table:table-cell table:style-name="Table1.A1" office:value-type="string">
            <text:p text:style-name="P13">3</text:p>
          </table:table-cell>
          <table:table-cell table:style-name="Table1.A1" office:value-type="string">
            <text:p text:style-name="P11">Support Frigate</text:p>
          </table:table-cell>
          <table:table-cell table:style-name="Table1.A1" office:value-type="string">
            <text:p text:style-name="P13">1</text:p>
          </table:table-cell>
          <table:table-cell table:style-name="Table1.A1" office:value-type="string">
            <text:p text:style-name="P13">7</text:p>
          </table:table-cell>
          <table:table-cell table:style-name="Table1.A1" office:value-type="string">
            <text:p text:style-name="P13">4</text:p>
          </table:table-cell>
          <table:table-cell table:style-name="Table1.A1" office:value-type="string">
            <text:p text:style-name="P13">Support Frigate</text:p>
          </table:table-cell>
          <table:table-cell table:style-name="Table1.A1" office:value-type="string">
            <text:p text:style-name="P13">2</text:p>
          </table:table-cell>
          <table:table-cell table:style-name="Table1.A1" office:value-type="string">
            <text:p text:style-name="P13">5</text:p>
          </table:table-cell>
          <table:table-cell table:style-name="Table1.A1" office:value-type="string">
            <text:p text:style-name="P13">5</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1">Battleship</text:p>
          </table:table-cell>
          <table:table-cell table:style-name="Table1.A1" office:value-type="string">
            <text:p text:style-name="P13">5</text:p>
          </table:table-cell>
          <table:table-cell table:style-name="Table1.A1" office:value-type="string">
            <text:p text:style-name="P13">2</text:p>
          </table:table-cell>
          <table:table-cell table:style-name="Table1.A1" office:value-type="string">
            <text:p text:style-name="P13">5</text:p>
          </table:table-cell>
          <table:table-cell table:style-name="Table1.A1" office:value-type="string">
            <text:p text:style-name="P11">Battleship</text:p>
          </table:table-cell>
          <table:table-cell table:style-name="Table1.A1" office:value-type="string">
            <text:p text:style-name="P13">3</text:p>
          </table:table-cell>
          <table:table-cell table:style-name="Table1.A1" office:value-type="string">
            <text:p text:style-name="P13">3</text:p>
          </table:table-cell>
          <table:table-cell table:style-name="Table1.A1" office:value-type="string">
            <text:p text:style-name="P13">6</text:p>
          </table:table-cell>
          <table:table-cell table:style-name="Table1.A1" office:value-type="string">
            <text:p text:style-name="P13">Corvette</text:p>
          </table:table-cell>
          <table:table-cell table:style-name="Table1.A1" office:value-type="string">
            <text:p text:style-name="P13">4</text:p>
          </table:table-cell>
          <table:table-cell table:style-name="Table1.A1" office:value-type="string">
            <text:p text:style-name="P13">1</text:p>
          </table:table-cell>
          <table:table-cell table:style-name="Table1.A1" office:value-type="string">
            <text:p text:style-name="P13">7</text:p>
          </table:table-cell>
        </table:table-row>
        <table:table-row table:style-name="Table1.1">
          <table:table-cell table:style-name="Table1.A1" table:number-rows-spanned="3" office:value-type="string">
            <text:p text:style-name="P12">3<text:span text:style-name="T1"> </text:span><text:span text:style-name="T2">+/-</text:span></text:p>
          </table:table-cell>
          <table:table-cell table:style-name="Table1.A1" table:number-rows-spanned="3" office:value-type="string">
            <text:p text:style-name="P63">L</text:p>
            <text:p text:style-name="P63">r</text:p>
            <text:p text:style-name="P63">g</text:p>
          </table:table-cell>
          <table:table-cell table:style-name="Table1.A1" office:value-type="string">
            <text:p text:style-name="P11">1</text:p>
          </table:table-cell>
          <table:table-cell table:style-name="Table1.A1" office:value-type="string">
            <text:p text:style-name="P13">Dreadnaught</text:p>
          </table:table-cell>
          <table:table-cell table:style-name="Table1.A1" office:value-type="string">
            <text:p text:style-name="P13">9</text:p>
          </table:table-cell>
          <table:table-cell table:style-name="Table1.A1" office:value-type="string">
            <text:p text:style-name="P13">5</text:p>
          </table:table-cell>
          <table:table-cell table:style-name="Table1.A1" office:value-type="string">
            <text:p text:style-name="P13">1</text:p>
          </table:table-cell>
          <table:table-cell table:style-name="Table1.A1" office:value-type="string">
            <text:p text:style-name="P13">Dreadnaught</text:p>
          </table:table-cell>
          <table:table-cell table:style-name="Table1.A1" office:value-type="string">
            <text:p text:style-name="P13">7</text:p>
          </table:table-cell>
          <table:table-cell table:style-name="Table1.A1" office:value-type="string">
            <text:p text:style-name="P13">6</text:p>
          </table:table-cell>
          <table:table-cell table:style-name="Table1.A1" office:value-type="string">
            <text:p text:style-name="P13">2</text:p>
          </table:table-cell>
          <table:table-cell table:style-name="Table1.A1" office:value-type="string">
            <text:p text:style-name="P13">Warship</text:p>
          </table:table-cell>
          <table:table-cell table:style-name="Table1.A1" office:value-type="string">
            <text:p text:style-name="P13">8</text:p>
          </table:table-cell>
          <table:table-cell table:style-name="Table1.A1" office:value-type="string">
            <text:p text:style-name="P13">4</text:p>
          </table:table-cell>
          <table:table-cell table:style-name="Table1.A1" office:value-type="string">
            <text:p text:style-name="P13">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3">Carrier</text:p>
          </table:table-cell>
          <table:table-cell table:style-name="Table1.A1" office:value-type="string">
            <text:p text:style-name="P13">3</text:p>
          </table:table-cell>
          <table:table-cell table:style-name="Table1.A1" office:value-type="string">
            <text:p text:style-name="P13">8</text:p>
          </table:table-cell>
          <table:table-cell table:style-name="Table1.A1" office:value-type="string">
            <text:p text:style-name="P13">4</text:p>
          </table:table-cell>
          <table:table-cell table:style-name="Table1.A1" office:value-type="string">
            <text:p text:style-name="P13">Carrier</text:p>
          </table:table-cell>
          <table:table-cell table:style-name="Table1.A1" office:value-type="string">
            <text:p text:style-name="P13">1</text:p>
          </table:table-cell>
          <table:table-cell table:style-name="Table1.A1" office:value-type="string">
            <text:p text:style-name="P13">9</text:p>
          </table:table-cell>
          <table:table-cell table:style-name="Table1.A1" office:value-type="string">
            <text:p text:style-name="P13">5</text:p>
          </table:table-cell>
          <table:table-cell table:style-name="Table1.A1" office:value-type="string">
            <text:p text:style-name="P13">Carrier</text:p>
          </table:table-cell>
          <table:table-cell table:style-name="Table1.A1" office:value-type="string">
            <text:p text:style-name="P13">2</text:p>
          </table:table-cell>
          <table:table-cell table:style-name="Table1.A1" office:value-type="string">
            <text:p text:style-name="P13">7</text:p>
          </table:table-cell>
          <table:table-cell table:style-name="Table1.A1" office:value-type="string">
            <text:p text:style-name="P13">6</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3">Battle Cruiser</text:p>
          </table:table-cell>
          <table:table-cell table:style-name="Table1.A1" office:value-type="string">
            <text:p text:style-name="P59">6</text:p>
          </table:table-cell>
          <table:table-cell table:style-name="Table1.A1" office:value-type="string">
            <text:p text:style-name="P13">2</text:p>
          </table:table-cell>
          <table:table-cell table:style-name="Table1.A1" office:value-type="string">
            <text:p text:style-name="P59">7</text:p>
          </table:table-cell>
          <table:table-cell table:style-name="Table1.A1" office:value-type="string">
            <text:p text:style-name="P13">Heavy Battle Cruiser</text:p>
          </table:table-cell>
          <table:table-cell table:style-name="Table1.A1" office:value-type="string">
            <text:p text:style-name="P13">4</text:p>
          </table:table-cell>
          <table:table-cell table:style-name="Table1.A1" office:value-type="string">
            <text:p text:style-name="P13">3</text:p>
          </table:table-cell>
          <table:table-cell table:style-name="Table1.A1" office:value-type="string">
            <text:p text:style-name="P13">8</text:p>
          </table:table-cell>
          <table:table-cell table:style-name="Table1.A1" office:value-type="string">
            <text:p text:style-name="P13">Battle Cruiser</text:p>
          </table:table-cell>
          <table:table-cell table:style-name="Table1.A1" office:value-type="string">
            <text:p text:style-name="P57">5</text:p>
          </table:table-cell>
          <table:table-cell table:style-name="Table1.A1" office:value-type="string">
            <text:p text:style-name="P13">1</text:p>
          </table:table-cell>
          <table:table-cell table:style-name="Table1.A1" office:value-type="string">
            <text:p text:style-name="P57">9</text:p>
          </table:table-cell>
        </table:table-row>
      </table:table>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2T01:55:52.479714418</dc:date>
    <dc:creator>Tim Nottellinu</dc:creator>
    <meta:editing-duration>PT2H35M41S</meta:editing-duration>
    <meta:editing-cycles>7</meta:editing-cycles>
    <meta:generator>LibreOffice/5.0.2.2$Linux_X86_64 LibreOffice_project/00m0$Build-2</meta:generator>
    <meta:document-statistic meta:table-count="2" meta:image-count="0" meta:object-count="0" meta:page-count="13" meta:paragraph-count="519" meta:word-count="3650" meta:character-count="22130" meta:non-whitespace-character-count="18913"/>
  </office:meta>
</office:document-meta>
</file>